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 table:number-columns-spanned="4" table:number-rows-spanned="1">
            <text:p>Delay Sensitive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des</text:p>
          </table:table-cell>
          <table:table-cell table:style-name="Default" office:value-type="string" calcext:value-type="string">
            <text:p>Hops</text:p>
          </table:table-cell>
          <table:table-cell table:style-name="Default" office:value-type="string" calcext:value-type="string">
            <text:p>End2EndDelay</text:p>
          </table:table-cell>
          <table:table-cell table:style-name="Default" office:value-type="string" calcext:value-type="string">
            <text:p>DeliveryRati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83.228638" calcext:value-type="float">
            <text:p>83.228638</text:p>
          </table:table-cell>
          <table:table-cell office:value-type="float" office:value="74.164134" calcext:value-type="float">
            <text:p>74.164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26872" calcext:value-type="float">
            <text:p>1.726872</text:p>
          </table:table-cell>
          <table:table-cell office:value-type="float" office:value="53.739227" calcext:value-type="float">
            <text:p>53.739227</text:p>
          </table:table-cell>
          <table:table-cell office:value-type="float" office:value="68.787879" calcext:value-type="float">
            <text:p>68.787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69.667557" calcext:value-type="float">
            <text:p>69.667557</text:p>
          </table:table-cell>
          <table:table-cell office:value-type="float" office:value="72.865854" calcext:value-type="float">
            <text:p>72.865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58929" calcext:value-type="float">
            <text:p>1.758929</text:p>
          </table:table-cell>
          <table:table-cell office:value-type="float" office:value="61.559025" calcext:value-type="float">
            <text:p>61.559025</text:p>
          </table:table-cell>
          <table:table-cell office:value-type="float" office:value="68.085106" calcext:value-type="float">
            <text:p>68.0851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0852" calcext:value-type="float">
            <text:p>1.70852</text:p>
          </table:table-cell>
          <table:table-cell office:value-type="float" office:value="58.823044" calcext:value-type="float">
            <text:p>58.823044</text:p>
          </table:table-cell>
          <table:table-cell office:value-type="float" office:value="66.966967" calcext:value-type="float">
            <text:p>66.9669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58929" calcext:value-type="float">
            <text:p>1.758929</text:p>
          </table:table-cell>
          <table:table-cell office:value-type="float" office:value="56.633228" calcext:value-type="float">
            <text:p>56.633228</text:p>
          </table:table-cell>
          <table:table-cell office:value-type="float" office:value="68.292683" calcext:value-type="float">
            <text:p>68.2926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834746" calcext:value-type="float">
            <text:p>1.834746</text:p>
          </table:table-cell>
          <table:table-cell office:value-type="float" office:value="63.962261" calcext:value-type="float">
            <text:p>63.962261</text:p>
          </table:table-cell>
          <table:table-cell office:value-type="float" office:value="71.084337" calcext:value-type="float">
            <text:p>71.084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1674" calcext:value-type="float">
            <text:p>1.61674</text:p>
          </table:table-cell>
          <table:table-cell office:value-type="float" office:value="76.488487" calcext:value-type="float">
            <text:p>76.488487</text:p>
          </table:table-cell>
          <table:table-cell office:value-type="float" office:value="67.761194" calcext:value-type="float">
            <text:p>67.7611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810185" calcext:value-type="float">
            <text:p>1.810185</text:p>
          </table:table-cell>
          <table:table-cell office:value-type="float" office:value="70.366814" calcext:value-type="float">
            <text:p>70.366814</text:p>
          </table:table-cell>
          <table:table-cell office:value-type="float" office:value="65.454545" calcext:value-type="float">
            <text:p>65.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95082" calcext:value-type="float">
            <text:p>1.795082</text:p>
          </table:table-cell>
          <table:table-cell office:value-type="float" office:value="75.058456" calcext:value-type="float">
            <text:p>75.058456</text:p>
          </table:table-cell>
          <table:table-cell office:value-type="float" office:value="74.390244" calcext:value-type="float">
            <text:p>74.3902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741758" calcext:value-type="float">
            <text:p>1.741758</text:p>
          </table:table-cell>
          <table:table-cell office:value-type="float" office:value="29.067984" calcext:value-type="float">
            <text:p>29.067984</text:p>
          </table:table-cell>
          <table:table-cell office:value-type="float" office:value="74.13442" calcext:value-type="float">
            <text:p>74.134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872679" calcext:value-type="float">
            <text:p>1.872679</text:p>
          </table:table-cell>
          <table:table-cell office:value-type="float" office:value="28.162689" calcext:value-type="float">
            <text:p>28.162689</text:p>
          </table:table-cell>
          <table:table-cell office:value-type="float" office:value="76.938776" calcext:value-type="float">
            <text:p>76.9387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77933" calcext:value-type="float">
            <text:p>1.77933</text:p>
          </table:table-cell>
          <table:table-cell office:value-type="float" office:value="29.565968" calcext:value-type="float">
            <text:p>29.565968</text:p>
          </table:table-cell>
          <table:table-cell office:value-type="float" office:value="73.210634" calcext:value-type="float">
            <text:p>73.2106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882353" calcext:value-type="float">
            <text:p>1.882353</text:p>
          </table:table-cell>
          <table:table-cell office:value-type="float" office:value="28.386734" calcext:value-type="float">
            <text:p>28.386734</text:p>
          </table:table-cell>
          <table:table-cell office:value-type="float" office:value="77.432712" calcext:value-type="float">
            <text:p>77.432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90511" calcext:value-type="float">
            <text:p>1.90511</text:p>
          </table:table-cell>
          <table:table-cell office:value-type="float" office:value="34.183258" calcext:value-type="float">
            <text:p>34.183258</text:p>
          </table:table-cell>
          <table:table-cell office:value-type="float" office:value="83.536585" calcext:value-type="float">
            <text:p>83.536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788512" calcext:value-type="float">
            <text:p>1.788512</text:p>
          </table:table-cell>
          <table:table-cell office:value-type="float" office:value="26.514618" calcext:value-type="float">
            <text:p>26.514618</text:p>
          </table:table-cell>
          <table:table-cell office:value-type="float" office:value="77.845528" calcext:value-type="float">
            <text:p>77.845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89899" calcext:value-type="float">
            <text:p>1.89899</text:p>
          </table:table-cell>
          <table:table-cell office:value-type="float" office:value="27.079962" calcext:value-type="float">
            <text:p>27.079962</text:p>
          </table:table-cell>
          <table:table-cell office:value-type="float" office:value="80.324544" calcext:value-type="float">
            <text:p>80.324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953964" calcext:value-type="float">
            <text:p>1.953964</text:p>
          </table:table-cell>
          <table:table-cell office:value-type="float" office:value="34.656616" calcext:value-type="float">
            <text:p>34.656616</text:p>
          </table:table-cell>
          <table:table-cell office:value-type="float" office:value="79.795918" calcext:value-type="float">
            <text:p>79.795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856764" calcext:value-type="float">
            <text:p>1.856764</text:p>
          </table:table-cell>
          <table:table-cell office:value-type="float" office:value="31.243795" calcext:value-type="float">
            <text:p>31.243795</text:p>
          </table:table-cell>
          <table:table-cell office:value-type="float" office:value="76.470588" calcext:value-type="float">
            <text:p>76.470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856397" calcext:value-type="float">
            <text:p>1.856397</text:p>
          </table:table-cell>
          <table:table-cell office:value-type="float" office:value="33.910549" calcext:value-type="float">
            <text:p>33.910549</text:p>
          </table:table-cell>
          <table:table-cell office:value-type="float" office:value="78.483607" calcext:value-type="float">
            <text:p>78.483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78434" calcext:value-type="float">
            <text:p>2.178434</text:p>
          </table:table-cell>
          <table:table-cell office:value-type="float" office:value="13.878227" calcext:value-type="float">
            <text:p>13.878227</text:p>
          </table:table-cell>
          <table:table-cell office:value-type="float" office:value="78.370221" calcext:value-type="float">
            <text:p>78.370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09576" calcext:value-type="float">
            <text:p>2.009576</text:p>
          </table:table-cell>
          <table:table-cell office:value-type="float" office:value="13.793139" calcext:value-type="float">
            <text:p>13.793139</text:p>
          </table:table-cell>
          <table:table-cell office:value-type="float" office:value="73.763875" calcext:value-type="float">
            <text:p>73.763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94508" calcext:value-type="float">
            <text:p>2.094508</text:p>
          </table:table-cell>
          <table:table-cell office:value-type="float" office:value="14.853109" calcext:value-type="float">
            <text:p>14.853109</text:p>
          </table:table-cell>
          <table:table-cell office:value-type="float" office:value="78.851964" calcext:value-type="float">
            <text:p>78.85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76933" calcext:value-type="float">
            <text:p>2.176933</text:p>
          </table:table-cell>
          <table:table-cell office:value-type="float" office:value="14.178883" calcext:value-type="float">
            <text:p>14.178883</text:p>
          </table:table-cell>
          <table:table-cell office:value-type="float" office:value="76.760563" calcext:value-type="float">
            <text:p>76.760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26098" calcext:value-type="float">
            <text:p>2.226098</text:p>
          </table:table-cell>
          <table:table-cell office:value-type="float" office:value="15.717332" calcext:value-type="float">
            <text:p>15.717332</text:p>
          </table:table-cell>
          <table:table-cell office:value-type="float" office:value="78.340081" calcext:value-type="float">
            <text:p>78.340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752" calcext:value-type="float">
            <text:p>2.14752</text:p>
          </table:table-cell>
          <table:table-cell office:value-type="float" office:value="13.283361" calcext:value-type="float">
            <text:p>13.283361</text:p>
          </table:table-cell>
          <table:table-cell office:value-type="float" office:value="77.608916" calcext:value-type="float">
            <text:p>77.608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04725" calcext:value-type="float">
            <text:p>2.104725</text:p>
          </table:table-cell>
          <table:table-cell office:value-type="float" office:value="14.232581" calcext:value-type="float">
            <text:p>14.232581</text:p>
          </table:table-cell>
          <table:table-cell office:value-type="float" office:value="78.851964" calcext:value-type="float">
            <text:p>78.85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625" calcext:value-type="float">
            <text:p>2.0625</text:p>
          </table:table-cell>
          <table:table-cell office:value-type="float" office:value="12.372267" calcext:value-type="float">
            <text:p>12.372267</text:p>
          </table:table-cell>
          <table:table-cell office:value-type="float" office:value="74.949084" calcext:value-type="float">
            <text:p>74.949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8855" calcext:value-type="float">
            <text:p>2.148855</text:p>
          </table:table-cell>
          <table:table-cell office:value-type="float" office:value="15.406078" calcext:value-type="float">
            <text:p>15.406078</text:p>
          </table:table-cell>
          <table:table-cell office:value-type="float" office:value="79.154079" calcext:value-type="float">
            <text:p>79.154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15232" calcext:value-type="float">
            <text:p>2.115232</text:p>
          </table:table-cell>
          <table:table-cell office:value-type="float" office:value="13.336641" calcext:value-type="float">
            <text:p>13.336641</text:p>
          </table:table-cell>
          <table:table-cell office:value-type="float" office:value="76.262626" calcext:value-type="float">
            <text:p>76.262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53:22.495082778</meta:creation-date>
    <dc:date>2019-10-01T11:31:50.096612333</dc:date>
    <meta:editing-duration>PT28M6S</meta:editing-duration>
    <meta:editing-cycles>2</meta:editing-cycles>
    <meta:generator>LibreOffice/6.0.1.1$Linux_X86_64 LibreOffice_project/00m0$Build-1</meta:generator>
    <meta:document-statistic meta:table-count="1" meta:cell-count="125" meta:object-count="0"/>
    <meta:user-defined meta:name="qrichtext">1</meta:user-defined>
  </office:meta>
</office:document-meta>
</file>